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30pt" style:font-size-asian="30pt" style:font-size-complex="30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나눔고딕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1/20)</text:p>
      <text:p text:style-name="P2"/>
      <text:p text:style-name="P6"><text:span text:style-name="T1">1. 회의 참가자</text:span></text:p>
      <text:p text:style-name="P7"><text:span text:style-name="T1"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8"><text:span text:style-name="T4">0792004 권 순 일<text:tab/></text:span></text:p>
          </table:table-cell>
          <table:table-cell table:style-name="표1.A1" office:value-type="string">
            <text:p text:style-name="P9"><text:span text:style-name="T4">github ID : </text:span><text:a xlink:type="simple" xlink:href="mailto:drauird@gmail.com">drauird</text:a><text:a xlink:type="simple" xlink:href="mailto:drauird@gmail.com">@</text:a><text:a xlink:type="simple" xlink:href="mailto:drauird@gmail.com">gmail</text:a><text:a xlink:type="simple" xlink:href="mailto:drauird@gmail.com">.</text:a><text:a xlink:type="simple" xlink:href="mailto:drauird@gmail.com">com</text:a></text:p>
          </table:table-cell>
        </table:table-row>
        <table:table-row>
          <table:table-cell table:style-name="표1.A1" office:value-type="string">
            <text:p text:style-name="P8"><text:span text:style-name="T4">0792008 김 면 중</text:span></text:p>
          </table:table-cell>
          <table:table-cell table:style-name="표1.A1" office:value-type="string">
            <text:p text:style-name="P9"><text:span text:style-name="T4">github ID</text:span><text:a xlink:type="simple" xlink:href="mailto:joong555@naver.com"> : </text:a><text:a xlink:type="simple" xlink:href="mailto:joong555@naver.com">joong</text:a><text:a xlink:type="simple" xlink:href="mailto:joong555@naver.com">555@</text:a><text:a xlink:type="simple" xlink:href="mailto:joong555@naver.com">naver</text:a><text:a xlink:type="simple" xlink:href="mailto:joong555@naver.com">.</text:a><text:a xlink:type="simple" xlink:href="mailto:joong555@naver.com">com</text:a></text:p>
          </table:table-cell>
        </table:table-row>
      </table:table>
      <text:p text:style-name="Standard"/>
      <text:p text:style-name="Standard"><text:span text:style-name="T6"><text:s/></text:span></text:p>
      <text:p text:style-name="P3"><text:span text:style-name="T1"/></text:p>
      <text:p text:style-name="P3"><text:span text:style-name="T1">2. 회의 일시</text:span></text:p>
      <text:p text:style-name="P3"><text:span text:style-name="T1"/></text:p>
      <text:p text:style-name="P4"><text:span text:style-name="T2">2012년 11월 20일 PM 4:30 ~ PM 7:00</text:span></text:p>
      <text:p text:style-name="P3"><text:span text:style-name="T1"/></text:p>
      <text:p text:style-name="P3"><text:span text:style-name="T1"/></text:p>
      <text:p text:style-name="P3"><text:span text:style-name="T1">3. 회의 안건</text:span></text:p>
      <text:p text:style-name="P3"><text:span text:style-name="T1"/></text:p>
      <text:p text:style-name="P4"><text:span text:style-name="T2"><text:s/>- <text:s/>무엇을 개발할 것 인가에 대한 주제 선정 회의</text:span></text:p>
      <text:p text:style-name="P4"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4. 회의 내용</text:span></text:p>
      <text:p text:style-name="P3"><text:span text:style-name="T1"><text:s/>(1) 무엇을 개발할 것 인가에 대한 주제 선정 회의</text:span></text:p>
      <text:p text:style-name="P3"><text:span text:style-name="T1"><text:s text:c="4"/>- <text:s/>지금까지 배워 온 실험들을 응용한 Game 개발로 결정</text:span></text:p>
      <text:p text:style-name="P5"><text:span text:style-name="T2"><text:s text:c="4"/>- <text:s/>Game 장르는 어떤 것으로 할 것인가?</text:span></text:p>
      <text:p text:style-name="P4"><text:span text:style-name="T2"><text:s text:c="11"/>RPG, PUZZLE, Simulation, Sports?</text:span></text:p>
      <text:p text:style-name="P4"><text:span text:style-name="T2"><text:s text:c="11"/>비교적 간단한 PUZZLE 장르로 결정</text:span></text:p>
      <text:p text:style-name="P3"><text:span text:style-name="T1"><text:s text:c="4"/>- <text:s/>개발 하려는 Game List는 무엇이 있나?</text:span></text:p>
      <text:p text:style-name="P3"><text:span text:style-name="T1"><text:s/><text:tab/></text:span><text:span text:style-name="T3"> <text:s/>Bubble을 쏴서 Bubble을 세 개 이상 맞추면 상쇄되는 ‘버블슈터’ 와 같은 <text:tab/> <text:s/>Game</text:span></text:p>
      <text:p text:style-name="P4"><text:span text:style-name="T2"><text:s text:c="4"/><text:tab/> <text:s/>Bar을 움직여 벽돌을 없애는 ‘알카노이드’와 같은 Game</text:span></text:p>
      <text:p text:style-name="P4"><text:span text:style-name="T2"><text:tab/> <text:s/>퍼즐을 움직여 같은 종류의 퍼즐이 연속 되면 상쇄되는 ‘애니팡’과 같은 <text:s text:c="13"/><text:tab/> <text:s/>Game</text:span></text:p>
      <text:p text:style-name="P3"><text:span text:style-name="T1"><text:s text:c="4"/><text:tab/>! 퍼즐을 움직여 같은 종류의 퍼즐이 연속 되면 상쇄되는 ‘애니팡’과 같은 <text:tab/>Game으로 결정 (작년 Team MD의 프로젝트를 응용하기로 함)</text:span></text:p>
      <text:p text:style-name="P3"><text:span text:style-name="T1"><text:s text:c="4"/>- <text:s/>Team MD와 차이점은 어떻게 할 것인가?</text:span></text:p>
      <text:p text:style-name="P3"><text:span text:style-name="T1"><text:tab/> <text:s/></text:span><text:span text:style-name="T3">PUZZLE로는 너무 단순하고, Team MD와 같은 프로젝트는 할 수 없다!</text:span></text:p>
      <text:p text:style-name="P4"><text:span text:style-name="T1"><text:s text:c="10"/></text:span><text:span text:style-name="T2"><text:s/>스마트폰 게임 어플리케이션인 ‘퍼즐앤매직’을 motive로 하여 RPG요소를 <text:tab/> <text:s/>추가하기로 결정 ( PUZZLE + RPG 장르 )</text:span></text:p>
      <text:p text:style-name="P3"><text:span text:style-name="T1"><text:s text:c="11"/></text:span></text:p>
      <text:p text:style-name="P3"><text:span text:style-name="T1"><text:s text:c="13"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1-25T16:37:43</dc:date>
    <meta:editing-duration>PT13M38S</meta:editing-duration>
    <meta:editing-cycles>1</meta:editing-cycles>
    <meta:document-statistic meta:table-count="1" meta:image-count="0" meta:object-count="0" meta:page-count="2" meta:paragraph-count="27" meta:word-count="171" meta:character-count="841" meta:non-whitespace-character-count="567"/>
    <meta:generator>LibreOffice/3.5$Linux_x86 LibreOffice_project/350m1$Build-2</meta:generator>
  </office:meta>
</office:document-meta>
</file>